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7617c" officeooo:paragraph-rsid="0007617c"/>
    </style:style>
    <style:style style:name="P2" style:family="paragraph" style:parent-style-name="Standard">
      <style:text-properties officeooo:rsid="000837e1" officeooo:paragraph-rsid="000837e1"/>
    </style:style>
    <style:style style:name="P3" style:family="paragraph" style:parent-style-name="Standard">
      <style:text-properties officeooo:rsid="000a2895" officeooo:paragraph-rsid="000a2895"/>
    </style:style>
    <style:style style:name="P4" style:family="paragraph" style:parent-style-name="Standard">
      <style:text-properties officeooo:rsid="000bc8d3" officeooo:paragraph-rsid="000bc8d3"/>
    </style:style>
    <style:style style:name="P5" style:family="paragraph" style:parent-style-name="Standard">
      <style:text-properties officeooo:rsid="000cd630" officeooo:paragraph-rsid="000cd630"/>
    </style:style>
    <style:style style:name="P6" style:family="paragraph" style:parent-style-name="Standard">
      <style:text-properties officeooo:rsid="000cd630" officeooo:paragraph-rsid="000cd630"/>
    </style:style>
    <style:style style:name="P7" style:family="paragraph" style:parent-style-name="Standard">
      <style:text-properties officeooo:rsid="000bc8d3" officeooo:paragraph-rsid="000bc8d3"/>
    </style:style>
    <style:style style:name="P8" style:family="paragraph" style:parent-style-name="Standard">
      <style:text-properties officeooo:rsid="000d5ec0" officeooo:paragraph-rsid="000d5ec0"/>
    </style:style>
    <style:style style:name="P9" style:family="paragraph" style:parent-style-name="Standard">
      <style:text-properties officeooo:rsid="000f255b" officeooo:paragraph-rsid="000f255b"/>
    </style:style>
    <style:style style:name="P10" style:family="paragraph" style:parent-style-name="Standard">
      <style:text-properties officeooo:rsid="000f76df" officeooo:paragraph-rsid="000f76df"/>
    </style:style>
    <style:style style:name="P11" style:family="paragraph" style:parent-style-name="Standard">
      <style:text-properties officeooo:rsid="0012b7dc" officeooo:paragraph-rsid="0012b7dc"/>
    </style:style>
    <style:style style:name="P12" style:family="paragraph" style:parent-style-name="Standard">
      <style:text-properties officeooo:rsid="000a2895" officeooo:paragraph-rsid="000a2895"/>
    </style:style>
    <style:style style:name="T1" style:family="text">
      <style:text-properties officeooo:rsid="000bc8d3"/>
    </style:style>
    <style:style style:name="T2" style:family="text">
      <style:text-properties officeooo:rsid="000fc5a4"/>
    </style:style>
    <style:style style:name="T3" style:family="text">
      <style:text-properties officeooo:rsid="00109a9c"/>
    </style:style>
    <style:style style:name="T4" style:family="text">
      <style:text-properties officeooo:rsid="001290a0"/>
    </style:style>
    <style:style style:name="T5" style:family="text">
      <style:text-properties officeooo:rsid="0012b7dc"/>
    </style:style>
    <style:style style:name="T6" style:family="text">
      <style:text-properties officeooo:rsid="0014cfb6"/>
    </style:style>
    <style:style style:name="T7" style:family="text">
      <style:text-properties officeooo:rsid="001529ff"/>
    </style:style>
    <style:style style:name="T8" style:family="text">
      <style:text-properties officeooo:rsid="00166b8e"/>
    </style:style>
    <style:style style:name="T9" style:family="text">
      <style:text-properties officeooo:rsid="0018208c"/>
    </style:style>
    <style:style style:name="T10" style:family="text">
      <style:text-properties officeooo:rsid="0018e7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acs keybindings sheet:</text:p>
      <text:p text:style-name="P1"/>
      <text:p text:style-name="P1">For movement:</text:p>
      <text:p text:style-name="Standard"><text:tab/>C-f<text:tab/>Move forward a character</text:p>
      <text:p text:style-name="Standard"><text:tab/>C-b<text:tab/>Move backward a character</text:p>
      <text:p text:style-name="Standard"/>
      <text:p text:style-name="Standard"><text:tab/>M-f<text:tab/>Move forward a word</text:p>
      <text:p text:style-name="Standard"><text:tab/>M-b<text:tab/>Move backward a word</text:p>
      <text:p text:style-name="Standard"/>
      <text:p text:style-name="Standard"><text:tab/>C-n<text:tab/>Move to next line</text:p>
      <text:p text:style-name="Standard"><text:tab/>C-p<text:tab/>Move to previous line</text:p>
      <text:p text:style-name="Standard"/>
      <text:p text:style-name="Standard"><text:tab/>C-a<text:tab/>Move to beginning of line</text:p>
      <text:p text:style-name="Standard"><text:tab/>C-e<text:tab/>Move to end of line</text:p>
      <text:p text:style-name="Standard"/>
      <text:p text:style-name="Standard"><text:tab/>M-a<text:tab/>Move back to beginning of sentence</text:p>
      <text:p text:style-name="Standard"><text:tab/>M-e<text:tab/>Move forward to end of sentence</text:p>
      <text:p text:style-name="Standard"/>
      <text:p text:style-name="Standard"><text:tab/><text:span text:style-name="T4">C-M n<text:tab/>Moves to the other pattern </text:span></text:p>
      <text:p text:style-name="Standard"><text:tab/><text:span text:style-name="T4">C-M p Moves to the previous pattern</text:span></text:p>
      <text:p text:style-name="Standard"/>
      <text:p text:style-name="Standard"/>
      <text:p text:style-name="P2">For deletion:</text:p>
      <text:p text:style-name="P2"><text:tab/>&lt;DEL&gt; <text:s text:c="7"/>Delete the character just before the cursor</text:p>
      <text:p text:style-name="P2"><text:tab/>C-d <text:s text:c="2"/><text:tab/> <text:s text:c="4"/>Delete the next character after the cursor</text:p>
      <text:p text:style-name="P2"/>
      <text:p text:style-name="P2"><text:tab/>M-&lt;DEL&gt; <text:s text:c="5"/>Kill the word immediately before the cursor</text:p>
      <text:p text:style-name="P2"><text:tab/>M-d<text:tab/> <text:s text:c="4"/>Kill the next word after the cursor</text:p>
      <text:p text:style-name="P2"/>
      <text:p text:style-name="P2"><text:tab/>C-k<text:tab/> <text:s text:c="4"/>Kill from the cursor position to end of line</text:p>
      <text:p text:style-name="P2"><text:tab/>M-k<text:tab/> <text:s text:c="4"/>Kill to the end of the current sentence</text:p>
      <text:p text:style-name="P2">For File management:</text:p>
      <text:p text:style-name="P2"><text:tab/>C-x C-f <text:s text:c="2"/>Find a file</text:p>
      <text:p text:style-name="P2"><text:tab/>C-x C-s <text:s text:c="2"/>Save the file</text:p>
      <text:p text:style-name="P2"/>
      <text:p text:style-name="P2"/>
      <text:p text:style-name="P3">For buffer management:</text:p>
      <text:p text:style-name="P3"><text:tab/>C-x C-b <text:s text:c="2"/>List buffers</text:p>
      <text:p text:style-name="P3"><text:tab/><text:span text:style-name="T6">g<text:tab/>To refresh the buffer</text:span></text:p>
      <text:p text:style-name="P3"><text:tab/>&gt;&gt; Type C-x 1 to get rid of the buffer list.</text:p>
      <text:p text:style-name="P3"><text:tab/>&gt;&gt; Type C-x b *Messages* &lt;Return&gt; to look at the buffer of messages.</text:p>
      <text:p text:style-name="P3"><text:tab/> <text:s text:c="2"/>Then type C-x b TUTORIAL &lt;Return&gt; to come back to this tutorial.</text:p>
      <text:p text:style-name="P3"><text:tab/><text:span text:style-name="T1">C-x C-k<text:tab/>To kill a buffer</text:span></text:p>
      <text:p text:style-name="P3"/>
      <text:p text:style-name="P3">Commands:</text:p>
      <text:p text:style-name="P3"><text:tab/>C-x<text:tab/>Character eXtend. <text:s/>Followed by one character.</text:p>
      <text:p text:style-name="P3"><text:tab/>M-x<text:tab/>Named command eXtend. <text:s/>Followed by a long name.</text:p>
      <text:p text:style-name="P3"/>
      <text:p text:style-name="P3"><text:tab/>There are many C-x commands. <text:s/>Here is a list of the ones you have learned:</text:p>
      <text:p text:style-name="P3"><text:soft-page-break/></text:p>
      <text:p text:style-name="P3"><text:tab/>C-x C-f<text:tab/><text:tab/>Find file</text:p>
      <text:p text:style-name="P3"><text:tab/>C-x C-s<text:tab/><text:tab/>Save buffer to file</text:p>
      <text:p text:style-name="P3"><text:tab/>C-x s<text:tab/><text:tab/>Save some buffers to their files</text:p>
      <text:p text:style-name="P3"><text:tab/>C-x C-b<text:tab/><text:tab/>List buffers</text:p>
      <text:p text:style-name="P3"><text:tab/>C-x b<text:tab/><text:tab/>Switch buffer</text:p>
      <text:p text:style-name="P3"><text:tab/>C-x C-c<text:tab/><text:tab/>Quit Emacs</text:p>
      <text:p text:style-name="P3"><text:tab/>C-x 1<text:tab/><text:tab/>Delete all but one window</text:p>
      <text:p text:style-name="P3"><text:tab/>C-x u<text:tab/><text:tab/>Undo</text:p>
      <text:p text:style-name="P3"/>
      <text:p text:style-name="P3">Search in text:</text:p>
      <text:p text:style-name="P3"><text:tab/>C-s <text:tab/>To search something </text:p>
      <text:p text:style-name="P3"><text:tab/>C-r <text:tab/>To search something backwards</text:p>
      <text:p text:style-name="P3"/>
      <text:p text:style-name="P4">Multiple Windows:</text:p>
      <text:p text:style-name="P4"><text:tab/>C-x 2<text:tab/>Create another window horizontally</text:p>
      <text:p text:style-name="P4"><text:tab/>C-x 3<text:tab/>Create another window vertically</text:p>
      <text:p text:style-name="P4"><text:tab/>C-x 0<text:tab/>Deletes the current window</text:p>
      <text:p text:style-name="P4"><text:tab/>C-x 1<text:tab/>Deletes all windows</text:p>
      <text:p text:style-name="P4"/>
      <text:p text:style-name="P4">Multiple Frames:</text:p>
      <text:p text:style-name="P4"><text:tab/>C-x 5 2<text:tab/>Creates a new frame</text:p>
      <text:p text:style-name="P4"><text:tab/>C-x 5 0<text:tab/>Deletes all the frames</text:p>
      <text:p text:style-name="P4"/>
      <text:p text:style-name="P8">Term:</text:p>
      <text:p text:style-name="P8"><text:tab/>C-c C-j<text:tab/>Change to line mode</text:p>
      <text:p text:style-name="P8"><text:tab/>C-c C-k<text:tab/>Change to char mode</text:p>
      <text:p text:style-name="P4"/>
      <text:p text:style-name="P4"/>
      <text:p text:style-name="P10">Compilation:</text:p>
      <text:p text:style-name="P10"><text:tab/>M-x compile</text:p>
      <text:p text:style-name="P10"><text:tab/><text:span text:style-name="T7">g <text:tab/>To recompile</text:span></text:p>
      <text:p text:style-name="P10"><text:tab/></text:p>
      <text:p text:style-name="P10">GDB:</text:p>
      <text:p text:style-name="P10"><text:tab/>M-x gdb<text:tab/>With an input and output buffer</text:p>
      <text:p text:style-name="P10"><text:tab/>M-x gdb<text:tab/>Just gdb within the input and output buffer</text:p>
      <text:p text:style-name="P4"/>
      <text:p text:style-name="P5">Dired:</text:p>
      <text:p text:style-name="P5"><text:tab/><text:span text:style-name="T5">g<text:tab/>To refresh the buffer</text:span></text:p>
      <text:p text:style-name="P5"><text:tab/>C-x d<text:tab/>Opens dired</text:p>
      <text:p text:style-name="P5"><text:tab/>C-x f <text:tab/>Opens dired if it is directory</text:p>
      <text:p text:style-name="P5"><text:tab/>i <text:tab/>List a dir</text:p>
      <text:p text:style-name="P5"><text:tab/>d<text:tab/>Select files for deletion</text:p>
      <text:p text:style-name="P5"><text:tab/>D<text:tab/>Delete a file</text:p>
      <text:p text:style-name="P5"><text:tab/>C<text:tab/>Copy a file</text:p>
      <text:p text:style-name="P5"><text:tab/>R<text:tab/>Renames a file or move a file</text:p>
      <text:p text:style-name="P5"/>
      <text:p text:style-name="P5"/>
      <text:p text:style-name="P9">Emacs Lisp:</text:p>
      <text:p text:style-name="P9"><text:soft-page-break/><text:tab/>C-x e<text:tab/>To eval an <text:s/>expression</text:p>
      <text:p text:style-name="P9"><text:tab/><text:span text:style-name="T2">M-x eval-buffer <text:tab/></text:span><text:span text:style-name="T3">T</text:span><text:span text:style-name="T2">o eval a buffer</text:span></text:p>
      <text:p text:style-name="P5"/>
      <text:p text:style-name="P11">Magit:</text:p>
      <text:p text:style-name="P11"><text:tab/><text:span text:style-name="T10">C-x g<text:tab/>To open magit</text:span></text:p>
      <text:p text:style-name="P11"><text:tab/>g<text:tab/>To refresh the buffer</text:p>
      <text:p text:style-name="P11"><text:tab/><text:span text:style-name="T8">s<text:tab/>Staged changes</text:span></text:p>
      <text:p text:style-name="P11"><text:tab/><text:span text:style-name="T9">c c C-c C-c<text:tab/>To commit some change</text:span></text:p>
      <text:p text:style-name="P11"><text:tab/><text:span text:style-name="T10">l l<text:tab/>To do git log</text:span></text:p>
      <text:p text:style-name="P11"><text:tab/><text:span text:style-name="T10">etc...</text:span></text:p>
      <text:p text:style-name="P11"><text:tab/></text:p>
      <text:p text:style-name="P11"><text:tab/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2:06:53.163817997</meta:creation-date>
    <dc:date>2024-10-15T16:33:44.025267826</dc:date>
    <meta:editing-duration>PT4H18M33S</meta:editing-duration>
    <meta:editing-cycles>18</meta:editing-cycles>
    <meta:generator>LibreOffice/7.4.7.2$Linux_X86_64 LibreOffice_project/40$Build-2</meta:generator>
    <meta:document-statistic meta:table-count="0" meta:image-count="0" meta:object-count="0" meta:page-count="3" meta:paragraph-count="85" meta:word-count="444" meta:character-count="2343" meta:non-whitespace-character-count="1847"/>
  </office:meta>
</office:document-meta>
</file>